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n" fo:country="GB" style:text-underline-style="none" officeooo:rsid="000cffd1" officeooo:paragraph-rsid="000cffd1" style:font-size-asian="10.5pt" style:font-size-complex="12pt"/>
    </style:style>
    <style:style style:name="P2" style:family="paragraph" style:parent-style-name="Standard" style:list-style-name="L7">
      <style:paragraph-properties fo:text-align="start" style:justify-single-word="false"/>
      <style:text-properties fo:language="en" fo:country="US" style:text-underline-style="none" fo:font-weight="normal" officeooo:rsid="00287001" officeooo:paragraph-rsid="001a3ba2" fo:background-color="#ffffff" style:font-weight-asian="normal" style:font-weight-complex="normal"/>
    </style:style>
    <style:style style:name="P3" style:family="paragraph" style:parent-style-name="Standard" style:list-style-name="L7">
      <style:paragraph-properties fo:text-align="start" style:justify-single-word="false"/>
      <style:text-properties fo:language="en" fo:country="US" style:text-underline-style="none" fo:font-weight="normal" officeooo:rsid="001b3e56" officeooo:paragraph-rsid="001d6770" fo:background-color="#ffffff" style:font-weight-asian="normal" style:font-weight-complex="normal"/>
    </style:style>
    <style:style style:name="P4" style:family="paragraph" style:parent-style-name="Standard" style:list-style-name="L7">
      <style:paragraph-properties fo:text-align="start" style:justify-single-word="false"/>
      <style:text-properties fo:language="en" fo:country="US" style:text-underline-style="none" fo:font-weight="normal" officeooo:rsid="001b81c9" officeooo:paragraph-rsid="001b81c9" fo:background-color="#ffffff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fo:language="en" fo:country="GB" style:text-underline-style="none" officeooo:rsid="0011b333" officeooo:paragraph-rsid="000b6bfb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language="en" fo:country="GB" style:text-underline-style="none" officeooo:rsid="000b6bfb" officeooo:paragraph-rsid="000b6bfb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en" fo:country="GB" style:text-underline-style="none" officeooo:rsid="0011f96b" officeooo:paragraph-rsid="000b6bfb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language="en" fo:country="GB" style:text-underline-style="none" officeooo:rsid="000cffd1" officeooo:paragraph-rsid="000cffd1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en" fo:country="GB" style:text-underline-style="none" officeooo:rsid="000cffd1" officeooo:paragraph-rsid="000cffd1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officeooo:rsid="000cffd1" officeooo:paragraph-rsid="000cffd1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officeooo:rsid="000cffd1" officeooo:paragraph-rsid="000d589a" style:font-size-asian="10.5pt" style:font-size-complex="12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language="en" fo:country="GB" style:text-underline-style="none" officeooo:rsid="000cffd1" officeooo:paragraph-rsid="001711a9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officeooo:rsid="00228341" officeooo:paragraph-rsid="000d589a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fo:language="en" fo:country="GB" style:text-underline-style="none" officeooo:rsid="001099bf" officeooo:paragraph-rsid="000cffd1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en" fo:country="GB" style:text-underline-style="none" officeooo:rsid="00118d2c" officeooo:paragraph-rsid="00118d2c" style:font-size-asian="10.5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language="en" fo:country="GB" style:text-underline-style="none" officeooo:rsid="00118d2c" officeooo:paragraph-rsid="00118d2c" style:font-size-asian="10.5pt" style:font-size-complex="12pt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officeooo:rsid="000d589a" officeooo:paragraph-rsid="000d589a" style:font-size-asian="10.5pt" style:font-size-complex="12pt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language="en" fo:country="GB" style:text-underline-style="none" officeooo:rsid="0026272d" officeooo:paragraph-rsid="000d589a" style:font-size-asian="10.5pt" style:font-size-complex="12pt"/>
    </style:style>
    <style:style style:name="P19" style:family="paragraph" style:parent-style-name="Standard" style:list-style-name="L13">
      <style:text-properties fo:font-size="12pt" fo:language="en" fo:country="GB" style:text-underline-style="none" fo:font-weight="normal" officeooo:rsid="0017f51a" officeooo:paragraph-rsid="0017f51a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188bd7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19084c"/>
    </style:style>
    <style:style style:name="P22" style:family="paragraph" style:parent-style-name="Standard">
      <style:text-properties fo:font-size="15pt" fo:language="en" fo:country="GB" fo:font-weight="normal" officeooo:rsid="001fbca5" officeooo:paragraph-rsid="0017f51a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5pt" fo:language="en" fo:country="GB" style:text-underline-style="none" officeooo:rsid="000a1446" officeooo:paragraph-rsid="000a1446" style:font-size-asian="15pt" style:font-size-complex="15pt"/>
    </style:style>
    <style:style style:name="P24" style:family="paragraph" style:parent-style-name="Standard">
      <style:paragraph-properties fo:text-align="start" style:justify-single-word="false"/>
      <style:text-properties fo:font-size="15pt" fo:language="en" fo:country="GB" style:text-underline-style="none" officeooo:rsid="000a1446" officeooo:paragraph-rsid="000cffd1" style:font-size-asian="15pt" style:font-size-complex="15pt"/>
    </style:style>
    <style:style style:name="P25" style:family="paragraph" style:parent-style-name="Standard">
      <style:paragraph-properties fo:text-align="start" style:justify-single-word="false"/>
      <style:text-properties fo:font-size="15pt" fo:language="en" fo:country="GB" style:text-underline-style="none" officeooo:rsid="000e7aff" officeooo:paragraph-rsid="000e7aff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font-size="15pt" fo:language="en" fo:country="GB" style:text-underline-style="none" officeooo:rsid="00122931" officeooo:paragraph-rsid="00122931" style:font-size-asian="13.1000003814697pt" style:font-size-complex="15pt"/>
    </style:style>
    <style:style style:name="P27" style:family="paragraph" style:parent-style-name="Standard">
      <style:text-properties fo:language="en" fo:country="GB" fo:font-weight="normal" officeooo:rsid="001fbca5" officeooo:paragraph-rsid="0017f51a" style:font-weight-asian="normal" style:font-weight-complex="normal"/>
    </style:style>
    <style:style style:name="P28" style:family="paragraph" style:parent-style-name="Standard" style:list-style-name="L9">
      <style:text-properties fo:language="en" fo:country="GB" fo:font-weight="normal" officeooo:rsid="0017f51a" officeooo:paragraph-rsid="0017f51a" style:font-weight-asian="normal" style:font-weight-complex="normal"/>
    </style:style>
    <style:style style:name="P29" style:family="paragraph" style:parent-style-name="Standard" style:list-style-name="L11">
      <style:text-properties fo:language="en" fo:country="GB" fo:font-weight="normal" officeooo:rsid="0017f51a" officeooo:paragraph-rsid="0017f51a" style:font-weight-asian="normal" style:font-weight-complex="normal"/>
    </style:style>
    <style:style style:name="P30" style:family="paragraph" style:parent-style-name="Standard" style:list-style-name="L12">
      <style:text-properties fo:language="en" fo:country="GB" fo:font-weight="normal" officeooo:rsid="0017f51a" officeooo:paragraph-rsid="0017f51a" style:font-weight-asian="normal" style:font-weight-complex="normal"/>
    </style:style>
    <style:style style:name="P31" style:family="paragraph" style:parent-style-name="Standard">
      <style:text-properties fo:language="en" fo:country="GB" fo:font-weight="normal" officeooo:rsid="001248c6" officeooo:paragraph-rsid="0017f51a" style:font-weight-asian="normal" style:font-weight-complex="normal"/>
    </style:style>
    <style:style style:name="P32" style:family="paragraph" style:parent-style-name="Standard">
      <style:text-properties fo:language="en" fo:country="GB" fo:font-weight="bold" officeooo:rsid="00240c9d" officeooo:paragraph-rsid="0017f51a" style:font-weight-asian="bold" style:font-weight-complex="bold"/>
    </style:style>
    <style:style style:name="P33" style:family="paragraph" style:parent-style-name="Standard">
      <style:text-properties fo:language="en" fo:country="GB" style:text-underline-style="none" fo:font-weight="bold" officeooo:rsid="00240c9d" officeooo:paragraph-rsid="0017f51a" style:font-weight-asian="bold" style:font-weight-complex="bold"/>
    </style:style>
    <style:style style:name="P34" style:family="paragraph" style:parent-style-name="Standard" style:list-style-name="L13">
      <style:text-properties fo:language="en" fo:country="GB" style:text-underline-style="none" fo:font-weight="normal" officeooo:rsid="0017f51a" officeooo:paragraph-rsid="0017f51a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language="en" fo:country="GB" style:text-underline-style="none" officeooo:rsid="000b6bfb" officeooo:paragraph-rsid="000b6bfb"/>
    </style:style>
    <style:style style:name="P36" style:family="paragraph" style:parent-style-name="Standard" style:list-style-name="L1">
      <style:paragraph-properties fo:text-align="start" style:justify-single-word="false"/>
      <style:text-properties fo:language="en" fo:country="GB" style:text-underline-style="none" officeooo:rsid="000a1446" officeooo:paragraph-rsid="000a1446"/>
    </style:style>
    <style:style style:name="P37" style:family="paragraph" style:parent-style-name="Standard" style:list-style-name="L1">
      <style:paragraph-properties fo:text-align="start" style:justify-single-word="false"/>
      <style:text-properties fo:language="en" fo:country="GB" style:text-underline-style="none" officeooo:rsid="000cffd1" officeooo:paragraph-rsid="000cffd1"/>
    </style:style>
    <style:style style:name="P38" style:family="paragraph" style:parent-style-name="Standard" style:list-style-name="L8">
      <style:text-properties fo:language="en" fo:country="GB" officeooo:rsid="0017f51a" officeooo:paragraph-rsid="0017f51a"/>
    </style:style>
    <style:style style:name="P39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 officeooo:rsid="000a1446" officeooo:paragraph-rsid="000a1446"/>
    </style:style>
    <style:style style:name="P40" style:family="paragraph" style:parent-style-name="Standard" style:list-style-name="L10">
      <style:text-properties fo:language="en" fo:country="GB" officeooo:paragraph-rsid="0017f51a"/>
    </style:style>
    <style:style style:name="P41" style:family="paragraph" style:parent-style-name="Standard">
      <style:text-properties fo:font-size="13pt" fo:language="en" fo:country="GB" fo:font-weight="normal" officeooo:rsid="001fbca5" officeooo:paragraph-rsid="0017f51a" style:font-size-asian="13pt" style:font-weight-asian="normal" style:font-size-complex="13pt" style:font-weight-complex="normal"/>
    </style:style>
    <style:style style:name="P42" style:family="paragraph" style:parent-style-name="Standard">
      <style:text-properties fo:font-size="13pt" fo:language="en" fo:country="GB" fo:font-weight="normal" officeooo:rsid="00240c9d" officeooo:paragraph-rsid="0017f51a" style:font-size-asian="13pt" style:font-weight-asian="normal" style:font-size-complex="13pt" style:font-weight-complex="normal"/>
    </style:style>
    <style:style style:name="P43" style:family="paragraph" style:parent-style-name="Standard">
      <style:text-properties fo:font-size="13pt" fo:language="en" fo:country="GB" fo:font-weight="normal" officeooo:rsid="00240c9d" officeooo:paragraph-rsid="0017f51a" fo:background-color="#ffffff" style:font-size-asian="13pt" style:font-weight-asian="normal" style:font-size-complex="13pt" style:font-weight-complex="normal"/>
    </style:style>
    <style:style style:name="P44" style:family="paragraph" style:parent-style-name="Standard">
      <style:text-properties fo:font-size="13pt" fo:language="en" fo:country="GB" style:text-underline-style="none" fo:font-weight="normal" officeooo:rsid="00240c9d" officeooo:paragraph-rsid="0017f51a" fo:background-color="#ffffff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3pt" fo:language="en" fo:country="GB" style:text-underline-style="none" officeooo:rsid="000b6bfb" officeooo:paragraph-rsid="000b6bfb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fo:font-size="16pt" fo:language="en" fo:country="GB" style:text-underline-style="solid" style:text-underline-width="auto" style:text-underline-color="font-color" officeooo:rsid="000a1446" officeooo:paragraph-rsid="000a1446" style:font-size-asian="16pt" style:font-size-complex="16pt"/>
    </style:style>
    <style:style style:name="P47" style:family="paragraph" style:parent-style-name="Standard" style:list-style-name="L7">
      <style:paragraph-properties fo:text-align="start" style:justify-single-word="false"/>
      <style:text-properties officeooo:rsid="00287001" officeooo:paragraph-rsid="0019084c"/>
    </style:style>
    <style:style style:name="P48" style:family="paragraph" style:parent-style-name="Standard" style:list-style-name="L7">
      <style:paragraph-properties fo:text-align="start" style:justify-single-word="false"/>
      <style:text-properties officeooo:rsid="0019c945" officeooo:paragraph-rsid="0019c945"/>
    </style:style>
    <style:style style:name="P49" style:family="paragraph" style:parent-style-name="Standard">
      <style:paragraph-properties fo:margin-top="0cm" fo:margin-bottom="0cm" loext:contextual-spacing="false" fo:text-align="start" style:justify-single-word="false"/>
      <style:text-properties fo:font-size="12pt" fo:language="en" fo:country="GB" style:text-underline-style="none" officeooo:rsid="00122931" officeooo:paragraph-rsid="00122931" style:font-size-asian="10.5pt" style:font-size-complex="12pt"/>
    </style:style>
    <style:style style:name="P50" style:family="paragraph" style:parent-style-name="Standard" style:list-style-name="L5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GB" style:text-underline-style="none" officeooo:rsid="000cffd1" officeooo:paragraph-rsid="001711a9" style:font-size-asian="10.5pt" style:font-size-complex="12pt"/>
    </style:style>
    <style:style style:name="P51" style:family="paragraph" style:parent-style-name="Midnightblue_7e_LT_7e_Gliederung_20_1" style:list-style-name="L5">
      <style:paragraph-properties fo:margin-top="0cm" fo:margin-bottom="0cm" loext:contextual-spacing="false" fo:text-align="start" style:justify-single-word="false"/>
      <style:text-properties style:font-name="Liberation Serif" fo:font-size="12pt" fo:language="en" fo:country="GB" style:text-underline-style="none" officeooo:rsid="00122931" officeooo:paragraph-rsid="00122931" style:font-size-asian="12pt" style:font-size-complex="12pt"/>
    </style:style>
    <style:style style:name="P52" style:family="paragraph" style:parent-style-name="Midnightblue_7e_LT_7e_Gliederung_20_1" style:list-style-name="L5">
      <style:paragraph-properties fo:margin-top="0cm" fo:margin-bottom="0cm" loext:contextual-spacing="false"/>
      <style:text-properties style:font-name="Liberation Serif" fo:font-size="12pt" fo:language="en" fo:country="GB" style:font-size-asian="12pt" style:font-size-complex="12pt"/>
    </style:style>
    <style:style style:name="P53" style:family="paragraph" style:parent-style-name="Midnightblue_7e_LT_7e_Gliederung_20_1" style:list-style-name="L5">
      <style:paragraph-properties fo:margin-top="0cm" fo:margin-bottom="0cm" loext:contextual-spacing="false"/>
      <style:text-properties fo:font-size="12pt" fo:language="en" fo:country="GB" style:font-size-asian="12pt" style:font-size-complex="12pt"/>
    </style:style>
    <style:style style:name="T1" style:family="text">
      <style:text-properties officeooo:rsid="000b6bfb"/>
    </style:style>
    <style:style style:name="T2" style:family="text">
      <style:text-properties officeooo:rsid="0011b333"/>
    </style:style>
    <style:style style:name="T3" style:family="text">
      <style:text-properties officeooo:rsid="000d589a"/>
    </style:style>
    <style:style style:name="T4" style:family="text">
      <style:text-properties officeooo:rsid="000fb967"/>
    </style:style>
    <style:style style:name="T5" style:family="text">
      <style:text-properties officeooo:rsid="001099bf"/>
    </style:style>
    <style:style style:name="T6" style:family="text">
      <style:text-properties officeooo:rsid="00122931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officeooo:rsid="0028b646" style:font-weight-asian="normal" style:font-weight-complex="normal"/>
    </style:style>
    <style:style style:name="T9" style:family="text">
      <style:text-properties fo:font-weight="normal" officeooo:rsid="001fbca5" style:font-weight-asian="normal" style:font-weight-complex="normal"/>
    </style:style>
    <style:style style:name="T10" style:family="text">
      <style:text-properties fo:font-weight="normal" officeooo:rsid="0020e9bf" style:font-weight-asian="normal" style:font-weight-complex="normal"/>
    </style:style>
    <style:style style:name="T11" style:family="text">
      <style:text-properties fo:font-weight="normal" officeooo:rsid="001436a4" fo:background-color="#ffffff" loext:char-shading-value="0" style:font-weight-asian="normal" style:font-weight-complex="normal"/>
    </style:style>
    <style:style style:name="T12" style:family="text">
      <style:text-properties fo:font-weight="normal" officeooo:rsid="00222f0a" fo:background-color="#ffffff" loext:char-shading-value="0" style:font-weight-asian="normal" style:font-weight-complex="normal"/>
    </style:style>
    <style:style style:name="T13" style:family="text">
      <style:text-properties fo:font-weight="normal" officeooo:rsid="00240c9d" fo:background-color="#ffffff" loext:char-shading-value="0" style:font-weight-asian="normal" style:font-weight-complex="normal"/>
    </style:style>
    <style:style style:name="T14" style:family="text">
      <style:text-properties style:font-name="Liberation Serif"/>
    </style:style>
    <style:style style:name="T15" style:family="text">
      <style:text-properties officeooo:rsid="001711a9"/>
    </style:style>
    <style:style style:name="T16" style:family="text">
      <style:text-properties fo:language="en" fo:country="GB"/>
    </style:style>
    <style:style style:name="T17" style:family="text">
      <style:text-properties fo:language="en" fo:country="GB" officeooo:rsid="0019084c"/>
    </style:style>
    <style:style style:name="T18" style:family="text">
      <style:text-properties fo:language="en" fo:country="GB" fo:font-style="normal" officeooo:rsid="0028b646" style:font-style-asian="normal" style:font-style-complex="normal"/>
    </style:style>
    <style:style style:name="T19" style:family="text">
      <style:text-properties fo:language="en" fo:country="GB" fo:font-style="normal" officeooo:rsid="0019084c" style:font-style-asian="normal" style:font-style-complex="normal"/>
    </style:style>
    <style:style style:name="T20" style:family="text">
      <style:text-properties fo:language="en" fo:country="GB" fo:font-style="normal" officeooo:rsid="001a3ba2" style:font-style-asian="normal" style:font-style-complex="normal"/>
    </style:style>
    <style:style style:name="T21" style:family="text">
      <style:text-properties fo:language="en" fo:country="GB" officeooo:rsid="0019c945"/>
    </style:style>
    <style:style style:name="T22" style:family="text">
      <style:text-properties style:text-position="super 58%" fo:font-weight="normal" officeooo:rsid="001fbca5" style:font-weight-asian="normal" style:font-weight-complex="normal"/>
    </style:style>
    <style:style style:name="T23" style:family="text">
      <style:text-properties style:text-position="super 58%" officeooo:rsid="00222f0a" fo:background-color="#ffffff" loext:char-shading-value="0"/>
    </style:style>
    <style:style style:name="T24" style:family="text">
      <style:text-properties fo:language="en" fo:country="US" style:text-underline-style="none" fo:font-weight="normal" fo:background-color="#ffffff" loext:char-shading-value="0" style:font-weight-asian="normal" style:font-weight-complex="normal"/>
    </style:style>
    <style:style style:name="T25" style:family="text">
      <style:text-properties fo:language="en" fo:country="US" style:text-underline-style="none" fo:font-weight="normal" officeooo:rsid="00287001" fo:background-color="#ffffff" loext:char-shading-value="0" style:font-weight-asian="normal" style:font-weight-complex="normal"/>
    </style:style>
    <style:style style:name="T26" style:family="text">
      <style:text-properties fo:language="en" fo:country="US" style:text-underline-style="none" fo:font-weight="normal" officeooo:rsid="0019084c" fo:background-color="#ffffff" loext:char-shading-value="0" style:font-weight-asian="normal" style:font-weight-complex="normal"/>
    </style:style>
    <style:style style:name="T27" style:family="text">
      <style:text-properties fo:language="en" fo:country="US" style:text-underline-style="none" fo:font-weight="normal" officeooo:rsid="0019c945" fo:background-color="#ffffff" loext:char-shading-value="0" style:font-weight-asian="normal" style:font-weight-complex="normal"/>
    </style:style>
    <style:style style:name="T28" style:family="text">
      <style:text-properties fo:language="en" fo:country="US" style:text-underline-style="none" fo:font-weight="normal" officeooo:rsid="001a3ba2" fo:background-color="#ffffff" loext:char-shading-value="0" style:font-weight-asian="normal" style:font-weight-complex="normal"/>
    </style:style>
    <style:style style:name="T29" style:family="text">
      <style:text-properties fo:language="en" fo:country="US" fo:font-style="normal" style:text-underline-style="none" fo:font-weight="normal" fo:background-color="#ffffff" loext:char-shading-value="0" style:font-style-asian="normal" style:font-weight-asian="normal" style:font-style-complex="normal" style:font-weight-complex="normal"/>
    </style:style>
    <style:style style:name="T30" style:family="text">
      <style:text-properties fo:language="en" fo:country="US" fo:font-style="normal" style:text-underline-style="none" fo:font-weight="normal" officeooo:rsid="00287001" fo:background-color="#ffffff" loext:char-shading-value="0" style:font-style-asian="normal" style:font-weight-asian="normal" style:font-style-complex="normal" style:font-weight-complex="normal"/>
    </style:style>
    <style:style style:name="T31" style:family="text">
      <style:text-properties fo:language="en" fo:country="US" fo:font-style="normal" style:text-underline-style="none" fo:font-weight="normal" officeooo:rsid="0019084c" fo:background-color="#ffffff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000000" fo:font-size="12pt" style:font-size-asian="12pt" style:font-size-complex="12pt"/>
    </style:style>
    <style:style style:name="T33" style:family="text">
      <style:text-properties fo:background-color="#ffffff" loext:char-shading-value="0"/>
    </style:style>
    <style:style style:name="T34" style:family="text">
      <style:text-properties officeooo:rsid="001436a4" fo:background-color="#ffffff" loext:char-shading-value="0"/>
    </style:style>
    <style:style style:name="T35" style:family="text">
      <style:text-properties officeooo:rsid="00222f0a" fo:background-color="#ffffff" loext:char-shading-value="0"/>
    </style:style>
    <style:style style:name="T36" style:family="text">
      <style:text-properties officeooo:rsid="00240c9d" fo:background-color="#ffffff" loext:char-shading-value="0"/>
    </style:style>
    <style:style style:name="T37" style:family="text">
      <style:text-properties officeooo:rsid="00244aa3" fo:background-color="#ffffff" loext:char-shading-value="0"/>
    </style:style>
    <style:style style:name="T38" style:family="text">
      <style:text-properties officeooo:rsid="0028b646" fo:background-color="#ffffff" loext:char-shading-value="0"/>
    </style:style>
    <style:style style:name="T39" style:family="text">
      <style:text-properties officeooo:rsid="001248c6" fo:background-color="#ffffff" loext:char-shading-value="0"/>
    </style:style>
    <style:style style:name="T40" style:family="text">
      <style:text-properties officeooo:rsid="0025faaf" fo:background-color="#ffffff" loext:char-shading-value="0"/>
    </style:style>
    <style:style style:name="T41" style:family="text">
      <style:text-properties officeooo:rsid="0017f51a"/>
    </style:style>
    <style:style style:name="T42" style:family="text">
      <style:text-properties style:text-underline-style="solid" style:text-underline-width="auto" style:text-underline-color="font-color" fo:font-weight="normal" officeooo:rsid="00240c9d" fo:background-color="#ffffff" loext:char-shading-value="0" style:font-weight-asian="normal" style:font-weight-complex="normal"/>
    </style:style>
    <style:style style:name="T43" style:family="text">
      <style:text-properties style:text-underline-style="none" fo:background-color="#ffffff" loext:char-shading-value="0"/>
    </style:style>
    <style:style style:name="T44" style:family="text">
      <style:text-properties style:text-underline-style="none" officeooo:rsid="001436a4" fo:background-color="#ffffff" loext:char-shading-value="0"/>
    </style:style>
    <style:style style:name="T45" style:family="text">
      <style:text-properties style:text-underline-style="none" officeooo:rsid="00240c9d" fo:background-color="#ffffff" loext:char-shading-value="0"/>
    </style:style>
    <style:style style:name="T46" style:family="text">
      <style:text-properties style:text-underline-style="none" officeooo:rsid="0025faaf" fo:background-color="#ffffff" loext:char-shading-value="0"/>
    </style:style>
    <style:style style:name="T47" style:family="text">
      <style:text-properties style:text-underline-style="none" officeooo:rsid="0014a37f" fo:background-color="#ffffff" loext:char-shading-value="0"/>
    </style:style>
    <style:style style:name="T48" style:family="text">
      <style:text-properties officeooo:rsid="0014a37f"/>
    </style:style>
    <style:style style:name="T49" style:family="text">
      <style:text-properties officeooo:rsid="00153ecf"/>
    </style:style>
    <style:style style:name="T50" style:family="text">
      <style:text-properties officeooo:rsid="00063c1b"/>
    </style:style>
    <style:style style:name="T51" style:family="text">
      <style:text-properties fo:font-size="12pt" fo:language="en" fo:country="GB" style:text-underline-style="none" officeooo:rsid="001372fc" style:font-size-asian="10.5pt" style:font-size-complex="12pt"/>
    </style:style>
    <style:style style:name="T52" style:family="text">
      <style:text-properties fo:font-size="12pt" fo:language="en" fo:country="GB" style:text-underline-style="none" officeooo:rsid="00188bd7" style:font-size-asian="10.5pt" style:font-size-complex="12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1a3ba2" style:font-style-asian="normal" style:font-style-complex="normal"/>
    </style:style>
    <style:style style:name="T56" style:family="text">
      <style:text-properties fo:font-style="normal" officeooo:rsid="001b81c9" style:font-style-asian="normal" style:font-style-complex="normal"/>
    </style:style>
    <style:style style:name="T57" style:family="text">
      <style:text-properties fo:font-style="normal" officeooo:rsid="001d6770" style:font-style-asian="normal" style:font-style-complex="normal"/>
    </style:style>
    <style:style style:name="T58" style:family="text">
      <style:text-properties fo:font-style="normal" officeooo:rsid="0028700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Handout Populism</text:p>
      <text:p text:style-name="P39"/>
      <text:p text:style-name="P22">1. Agrarian Populism (<text:span text:style-name="T50">Margaret Canovan 1981)</text:span></text:p>
      <text:list xml:id="list3235672914" text:style-name="L8">
        <text:list-item>
          <text:p text:style-name="P38"><text:span text:style-name="T9">agrarian populism emerged within the 19</text:span><text:span text:style-name="T22">th</text:span><text:span text:style-name="T9"> century in the United States around farmers in the “heartland” and as a cultural movement of urban elites in tsarist Russia (also in Poland)</text:span></text:p>
        </text:list-item>
        <text:list-item>
          <text:p text:style-name="P38"><text:span text:style-name="T9">peasants were seen as morally and economically the basis for a good society</text:span></text:p>
        </text:list-item>
        <text:list-item>
          <text:p text:style-name="P38"><text:span text:style-name="T9">agrarian economy was seen as the most important foundation for the whole state economy</text:span></text:p>
        </text:list-item>
        <text:list-item>
          <text:p text:style-name="P38"><text:span text:style-name="T9">aim was to strengthen the position of small farms owned by families</text:span></text:p>
        </text:list-item>
        <text:list-item>
          <text:p text:style-name="P38"><text:span text:style-name="T9">main demands were better rural education and self-government in rural communities</text:span></text:p>
        </text:list-item>
        <text:list-item>
          <text:p text:style-name="P38"><text:span text:style-name="T9">agrarian populism can be seen as progressive movement because:</text:span></text:p>
          <text:list>
            <text:list-item>
              <text:p text:style-name="P38"><text:span text:style-name="T9">demand for radical economic reforms for small peasant communities who build the backbone of the economy</text:span></text:p>
            </text:list-item>
            <text:list-item>
              <text:p text:style-name="P38"><text:span text:style-name="T9">demand for better education in rural areas as well as better health services and strong and direct participation opportunities for peasantry</text:span></text:p>
            </text:list-item>
          </text:list>
        </text:list-item>
        <text:list-item>
          <text:p text:style-name="P38"><text:span text:style-name="T9">agrarian populist were always strong anti-capitalist and anti-liberal</text:span></text:p>
        </text:list-item>
        <text:list-item>
          <text:p text:style-name="P38"><text:span text:style-name="T9">capitalism was often seen as foreign intervention brought by “aliens” or anti-state elites which</text:span></text:p>
        </text:list-item>
        <text:list-item>
          <text:p text:style-name="P38"><text:span text:style-name="T9">resulted often in </text:span><text:span text:style-name="T8">anti-Semitic</text:span><text:span text:style-name="T9"> position</text:span><text:span text:style-name="T10">s</text:span></text:p>
        </text:list-item>
      </text:list>
      <text:p text:style-name="P27"/>
      <text:p text:style-name="P22">2. Polish Populism: From Napoleon to EU-membership</text:p>
      <text:p text:style-name="P27"/>
      <text:p text:style-name="P41">2.1 Partitioned Poland (1850's to 1920)</text:p>
      <text:list xml:id="list2568625906" text:style-name="L9">
        <text:list-item>
          <text:p text:style-name="P28"><text:span text:style-name="T39">emancipation of the peasantry </text:span><text:span text:style-name="T35">started during the Napoleonic wars in the beginning 19</text:span><text:span text:style-name="T23">th</text:span><text:span text:style-name="T35"> century</text:span></text:p>
        </text:list-item>
        <text:list-item>
          <text:p text:style-name="P28"><text:span text:style-name="T39">roman catholic church advocated and supported </text:span><text:span text:style-name="T35">peasantry</text:span><text:span text:style-name="T39"> and had anti-capitalistic view</text:span></text:p>
        </text:list-item>
        <text:list-item>
          <text:p text:style-name="P28"><text:span text:style-name="T39">1895 Polish </text:span><text:span text:style-name="T40">Peasant</text:span><text:span text:style-name="T39"> Party (P</text:span><text:span text:style-name="T40">S</text:span><text:span text:style-name="T39">L) was established </text:span><text:span text:style-name="T35">and 1905-1907 House of Habsburg and the Tsar Nicolaus II. </text:span><text:span text:style-name="T33">o</text:span><text:span text:style-name="T35">f Russia accepted party after massive agrarian strikes and demonstrations</text:span></text:p>
        </text:list-item>
        <text:list-item>
          <text:p text:style-name="P28"><text:span text:style-name="T39">many different </text:span><text:span text:style-name="T35">peasant </text:span><text:span text:style-name="T39">movements fought their </text:span><text:span text:style-name="T35">occupation</text:span><text:span text:style-name="T39"> (Habsburg or Russian rule) </text:span><text:span text:style-name="T35">1850-1920</text:span></text:p>
        </text:list-item>
        <text:list-item>
          <text:p text:style-name="P28"><text:span text:style-name="T34">youth organization emerged and did </text:span><text:span text:style-name="T35">grassroots-mobilization</text:span><text:span text:style-name="T34"> through education and </text:span><text:span text:style-name="T35">politicization </text:span><text:span text:style-name="T34">of rural population </text:span><text:span text:style-name="T36">and had a strong nationalistic element</text:span></text:p>
        </text:list-item>
      </text:list>
      <text:p text:style-name="P27"/>
      <text:p text:style-name="P43">2.2. Inter-War Period (1920-1939)</text:p>
      <text:list xml:id="list4147133204" text:style-name="L10">
        <text:list-item>
          <text:p text:style-name="P40"><text:span text:style-name="T32">after independence in 1918 PSL was only 2,5 years in power with medium success until 1926 </text:span></text:p>
        </text:list-item>
        <text:list-item>
          <text:p text:style-name="P40"><text:span text:style-name="T11">saw neither </text:span><text:span text:style-name="T12">Marxism</text:span><text:span text:style-name="T11"> nor </text:span><text:span text:style-name="T12">C</text:span><text:span text:style-name="T11">apitalism </text:span><text:span text:style-name="T12">as a</text:span><text:span text:style-name="T11"> good way → small </text:span><text:span text:style-name="T12">scale</text:span><text:span text:style-name="T11"> family farms </text:span><text:span text:style-name="T12">as best way</text:span></text:p>
        </text:list-item>
        <text:list-item>
          <text:p text:style-name="P40"><text:span text:style-name="T12">WW II interrupted ongoing transformation process but </text:span><text:span text:style-name="T13">youth organization had a </text:span><text:span text:style-name="T42">great legacy</text:span></text:p>
        </text:list-item>
      </text:list>
      <text:p text:style-name="P32"><text:span text:style-name="T43"/></text:p>
      <text:p text:style-name="P42"><text:span text:style-name="T43">2.3 WW II and communist rule (1939-1989)</text:span></text:p>
      <text:list xml:id="list3550275775" text:style-name="L11">
        <text:list-item>
          <text:p text:style-name="P29"><text:span text:style-name="T44">forced </text:span><text:span text:style-name="T45">labor</text:span><text:span text:style-name="T44">, high taxation and discrimination led to mass resistance </text:span><text:span text:style-name="T45">in the peasantry </text:span></text:p>
        </text:list-item>
        <text:list-item>
          <text:p text:style-name="P29"><text:span text:style-name="T45">during the </text:span><text:span text:style-name="T44">end of </text:span><text:span text:style-name="T45">WW II</text:span><text:span text:style-name="T44"> it became clear that Poland will fall under the UDSSR rule</text:span></text:p>
        </text:list-item>
        <text:list-item>
          <text:p text:style-name="P29"><text:span text:style-name="T46">Polish Worker's Party (</text:span><text:span text:style-name="T47">PPR</text:span><text:span text:style-name="T46">)</text:span><text:span text:style-name="T47"> wanted fast industrialization </text:span><text:span text:style-name="T46">+</text:span><text:span text:style-name="T47"> urbanization at the </text:span><text:span text:style-name="T46">cost</text:span><text:span text:style-name="T47"> of rural population→ Peasant </text:span><text:span text:style-name="T46">Party (PSL)</text:span><text:span text:style-name="T47"> Resistance could be a serious obstacle to communist hegemony </text:span></text:p>
        </text:list-item>
        <text:list-item>
          <text:p text:style-name="P29"><text:span text:style-name="T48">United Polish Workers' Party (UPWP) organized sister party United Peasant Party (UPP) → transmission belt for the peasant masses and attempted to attract peasants to communist party</text:span></text:p>
        </text:list-item>
      </text:list>
      <text:p text:style-name="P31"/>
      <text:p text:style-name="P42">2.4 Collectivization Process and Legacy of youth organizations</text:p>
      <text:list xml:id="list1425890414" text:style-name="L12">
        <text:list-item>
          <text:p text:style-name="P30"><text:span text:style-name="T49">from 1944-1950 UPP proclaimed no collectivization of agriculture</text:span></text:p>
        </text:list-item>
        <text:list-item>
          <text:p text:style-name="P30"><text:span text:style-name="T49">from 1950 this changed and process to collectivization was planned</text:span></text:p>
        </text:list-item>
        <text:list-item>
          <text:p text:style-name="P30"><text:soft-page-break/><text:span text:style-name="T49">in 1950 opposition among peasantry emerged since they were attached to their individual farms → resulted in a slow-down strike and was supported by church → led to food shortage in the cities </text:span></text:p>
        </text:list-item>
        <text:list-item>
          <text:p text:style-name="P30"><text:span text:style-name="T49">some more attempts by communist to outplay the peasantry and start collectivization process again</text:span></text:p>
        </text:list-item>
        <text:list-item>
          <text:p text:style-name="P30"><text:span text:style-name="T49">demand for neo-agrarianism with traditional agrarian values and modern technology and science</text:span></text:p>
        </text:list-item>
      </text:list>
      <text:p text:style-name="P33"/>
      <text:p text:style-name="P44">2.5 Regained independence and EU-membership (1989-2004)</text:p>
      <text:list xml:id="list3082386495" text:style-name="L13">
        <text:list-item>
          <text:p text:style-name="P34"><text:span text:style-name="T37">in 1992 80% of the territory was owned by small family owned farms</text:span></text:p>
        </text:list-item>
        <text:list-item>
          <text:p text:style-name="P34"><text:span text:style-name="T37">parties are able to speak on behalf of 4 </text:span><text:span text:style-name="T38">m</text:span><text:span text:style-name="T37">io. individual peasants + agrarian workers, skilled professionals who never lost their bonds to their rural heritage</text:span></text:p>
        </text:list-item>
        <text:list-item>
          <text:p text:style-name="P34"><text:span text:style-name="T37">important is imagined link to peasantry not actual work or place of stay</text:span></text:p>
        </text:list-item>
        <text:list-item>
          <text:p text:style-name="P34"><text:span text:style-name="T37">traditions are safeguarded by the church → link between conservatism, religion and populism</text:span></text:p>
        </text:list-item>
        <text:list-item>
          <text:p text:style-name="P19"><text:span text:style-name="T37">difficulties to divide party landscape on left-right populism scale</text:span></text:p>
        </text:list-item>
      </text:list>
      <text:p text:style-name="P23"/>
      <text:p text:style-name="P23"><text:span text:style-name="T6">3. </text:span>Development of the Party System:</text:p>
      <text:p text:style-name="P35"/>
      <text:p text:style-name="P45"><text:span text:style-name="T6">3</text:span>.1 <text:span text:style-name="T15">Polish Parties</text:span></text:p>
      <text:list xml:id="list2269183774" text:style-name="L1">
        <text:list-item>
          <text:p text:style-name="P36">three populist parties: PiS (Law and Justice), LPR (Legue of Polish Families) and SRP (Self-Defence)</text:p>
        </text:list-item>
        <text:list-item>
          <text:p text:style-name="P36"><text:span text:style-name="T1">since 2005 </text:span>very week left-wing parties</text:p>
        </text:list-item>
        <text:list-item>
          <text:p text:style-name="P36">PO only stable liberal party</text:p>
        </text:list-item>
        <text:list-item>
          <text:p text:style-name="P37">after 2007 PiS swallowed most voters of LPR and SRP</text:p>
        </text:list-item>
      </text:list>
      <text:p text:style-name="P35"/>
      <text:p text:style-name="P45"><text:span text:style-name="T6">3</text:span>.2 Development</text:p>
      <text:list xml:id="list3703664281" text:style-name="L2">
        <text:list-item>
          <text:p text:style-name="P6">realignment before 2001 election:</text:p>
          <text:list>
            <text:list-item>
              <text:p text:style-name="P5">perceived <text:span text:style-name="T1">failure of reforms (1999)</text:span></text:p>
            </text:list-item>
            <text:list-item>
              <text:p text:style-name="P6">stop of economic growth</text:p>
            </text:list-item>
            <text:list-item>
              <text:p text:style-name="P6"><text:span text:style-name="T2">corruption scandals </text:span>of former government</text:p>
            </text:list-item>
          </text:list>
        </text:list-item>
        <text:list-item>
          <text:p text:style-name="P6">after EU accession:</text:p>
          <text:list>
            <text:list-item>
              <text:p text:style-name="P7"><text:span text:style-name="T1">deepening perception of </text:span>political elites as corrupt and out-of-touch with ordinary people</text:p>
            </text:list-item>
            <text:list-item>
              <text:p text:style-name="P8">fear of sell-out of traditional values (Catholic and National)</text:p>
            </text:list-item>
            <text:list-item>
              <text:p text:style-name="P8">only small elite gains profits from integration</text:p>
            </text:list-item>
          </text:list>
        </text:list-item>
      </text:list>
      <text:p text:style-name="P1"/>
      <text:p text:style-name="P24"><text:span text:style-name="T6">4. Rise of the PiS</text:span>:</text:p>
      <text:p text:style-name="P14"/>
      <text:p text:style-name="P15"><text:span text:style-name="T6">4</text:span>.1 Poland 2015</text:p>
      <text:list xml:id="list3179734206" text:style-name="L6">
        <text:list-item>
          <text:p text:style-name="P16">Poland witnessed steady economic growth</text:p>
        </text:list-item>
        <text:list-item>
          <text:p text:style-name="P16">very low unemployment</text:p>
        </text:list-item>
        <text:list-item>
          <text:p text:style-name="P16">high public support for European Integration</text:p>
        </text:list-item>
        <text:list-item>
          <text:p text:style-name="P16">but: feeling that only small elite got most of the profit</text:p>
        </text:list-item>
      </text:list>
      <text:p text:style-name="P1"/>
      <text:p text:style-name="P1"><text:span text:style-name="T6">4</text:span>.<text:span text:style-name="T5">2</text:span> Reasons</text:p>
      <text:list xml:id="list3052949212" text:style-name="L3">
        <text:list-item>
          <text:p text:style-name="P10">PO’s weakness</text:p>
          <text:list>
            <text:list-item>
              <text:p text:style-name="P17">Duda’s victory in the presidential elections</text:p>
            </text:list-item>
            <text:list-item>
              <text:p text:style-name="P13">long tenure in office <text:span text:style-name="T3">→ lost touch</text:span></text:p>
            </text:list-item>
          </text:list>
        </text:list-item>
        <text:list-item>
          <text:p text:style-name="P10">Creation of very successful narratives</text:p>
          <text:list>
            <text:list-item>
              <text:p text:style-name="P18">“Poland in ruins” narrative <text:span text:style-name="T3">→ pledge to rebuild Poland</text:span></text:p>
            </text:list-item>
            <text:list-item>
              <text:p text:style-name="P17">effective use of social media</text:p>
            </text:list-item>
          </text:list>
        </text:list-item>
        <text:list-item>
          <text:p text:style-name="P10"><text:soft-page-break/>PiS softened its image</text:p>
          <text:list>
            <text:list-item>
              <text:p text:style-name="P17">replacement of controversial personalities</text:p>
            </text:list-item>
            <text:list-item>
              <text:p text:style-name="P17">became more votable</text:p>
            </text:list-item>
          </text:list>
        </text:list-item>
        <text:list-item>
          <text:p text:style-name="P10">Promise of generous economic reforms</text:p>
        </text:list-item>
        <text:list-item>
          <text:p text:style-name="P10"><text:span text:style-name="T3">Successful v</text:span>oter mobilization &amp; support of Catholic church</text:p>
        </text:list-item>
        <text:list-item>
          <text:p text:style-name="P11">EU-crisis</text:p>
          <text:list>
            <text:list-item>
              <text:p text:style-name="P17">especially refugees → strong xenophobia</text:p>
            </text:list-item>
          </text:list>
        </text:list-item>
        <text:list-item>
          <text:p text:style-name="P11">Majoritarianism</text:p>
          <text:list>
            <text:list-item>
              <text:p text:style-name="P11">strong concentration effect</text:p>
            </text:list-item>
            <text:list-item>
              <text:p text:style-name="P17">splitting and weakness of left alliance</text:p>
            </text:list-item>
          </text:list>
        </text:list-item>
      </text:list>
      <text:p text:style-name="P1"/>
      <text:p text:style-name="P25"><text:span text:style-name="T6">5</text:span>. Conclusion – Poland</text:p>
      <text:list xml:id="list3584500143" text:style-name="L5">
        <text:list-item>
          <text:p text:style-name="P12">erosion of checks and balances</text:p>
        </text:list-item>
        <text:list-item>
          <text:p text:style-name="P50">conservative catholic values <text:span text:style-name="T4">gain increasing importance</text:span></text:p>
        </text:list-item>
        <text:list-item>
          <text:p text:style-name="P51">Voters influenced by moral and cultural rather than <text:span text:style-name="T41">socio-economic</text:span> issues</text:p>
        </text:list-item>
        <text:list-item>
          <text:p text:style-name="P52">Important norms: state security, civilizational diversity, and traditional values</text:p>
        </text:list-item>
        <text:list-item>
          <text:p text:style-name="P52">Weakness of moderate parties in addition to the <text:s/>majority vote system helped poulists </text:p>
        </text:list-item>
        <text:list-item>
          <text:p text:style-name="P53"><text:span text:style-name="T14">Agrarian populism is replaced by post-peasant populism</text:span></text:p>
        </text:list-item>
      </text:list>
      <text:p text:style-name="P49"/>
      <text:p text:style-name="P26">6. Literature</text:p>
      <text:list xml:id="list3740384563" text:style-name="L7">
        <text:list-item>
          <text:p text:style-name="P47"><text:span text:style-name="T17">BUZALKA, Juraj </text:span><text:span text:style-name="T21">(2008)</text:span><text:span text:style-name="T17">: </text:span><text:span text:style-name="T16">Europeanisation and Post-Peasant Populism in Eastern Europe, </text:span><text:span text:style-name="T17">in: <text:s/></text:span><text:span text:style-name="T18">Europe-Asia Studies </text:span><text:span text:style-name="T19">60(5), </text:span><text:span text:style-name="T20">Abingdon, </text:span><text:span text:style-name="T19">p. </text:span><text:span text:style-name="T18">757-771.</text:span></text:p>
        </text:list-item>
        <text:list-item>
          <text:p text:style-name="P21"><text:span text:style-name="T25">C</text:span><text:span text:style-name="T26">ANOVAN</text:span><text:span text:style-name="T25">, Margaret </text:span><text:span text:style-name="T27">(1981)</text:span><text:span text:style-name="T25">: </text:span><text:span text:style-name="T26">Populism, </text:span><text:span text:style-name="T28">London.</text:span></text:p>
        </text:list-item>
        <text:list-item>
          <text:p text:style-name="P48"><text:span text:style-name="T26">D</text:span><text:span text:style-name="T24">ZIEWANOWSKI</text:span><text:span text:style-name="T26">, Marian K. </text:span><text:span text:style-name="T24">(1996)</text:span><text:span text:style-name="T26">: </text:span><text:span text:style-name="T24">Polish Populism, in: </text:span><text:span text:style-name="T26">H</text:span><text:span text:style-name="T24">eld, Joseph (Hrsg.): Populism in Eastern Europe: Racism, Nationalism, and Society, New York, p. </text:span><text:span text:style-name="T30">163-196.</text:span></text:p>
        </text:list-item>
        <text:list-item>
          <text:p text:style-name="P3"><text:span text:style-name="T58">FOMINA, Johanna; KUCHARCZYK, Jacek (2016): Populism and Protest in Poland, in: Journal of Democracy 27(4), </text:span><text:span text:style-name="T56">Baltimore</text:span><text:span text:style-name="T58">, p. 58-68.</text:span></text:p>
        </text:list-item>
        <text:list-item>
          <text:p text:style-name="P48"><text:span text:style-name="T30">H</text:span><text:span text:style-name="T29">ANÁK</text:span><text:span text:style-name="T30">, Péter </text:span><text:span text:style-name="T29">(1996)</text:span><text:span text:style-name="T30">: The Anti-Capitalist Ideology of the Populists, </text:span><text:span text:style-name="T29">i</text:span><text:span text:style-name="T30">n: </text:span><text:span text:style-name="T31">H</text:span><text:span text:style-name="T29">eld, Joseph (Hrsg.): Populism in Eastern Europe. Racism, Nationalism, and Society, New York, p.</text:span><text:span text:style-name="T30"> 145-162.</text:span></text:p>
        </text:list-item>
        <text:list-item>
          <text:p text:style-name="P3"><text:span text:style-name="T54">JASIEWICZ, Krzysztof (2008): The New Populism in Pola</text:span><text:span text:style-name="T57">n</text:span><text:span text:style-name="T54">d: The Usual Suspects?, in: Problems of Post-Communism 55(3), Armonk, p. 7-25.</text:span></text:p>
        </text:list-item>
        <text:list-item>
          <text:p text:style-name="P3"><text:span text:style-name="T54">MARCINKIEWICZ, Kamil (2016): Der politische Rechtsdruck in Polen: Analyse von Ursachen und außenpolitischen Konsequenzen, in: Zeitschrift für Außen- und Sicherheitspolitik 9(4), Wiesbaden, p. 463-476.</text:span></text:p>
        </text:list-item>
        <text:list-item>
          <text:p text:style-name="P2"><text:span text:style-name="T54">M</text:span><text:span text:style-name="T55">UDDE</text:span><text:span text:style-name="T54">, Cas </text:span><text:span text:style-name="T55">(</text:span><text:span text:style-name="T54">2002</text:span><text:span text:style-name="T55">):</text:span><text:span text:style-name="T54"> In the Name of the Peasantry, the Proletariat, and the People. Populism in Eastern Europe, </text:span><text:span text:style-name="T55">i</text:span><text:span text:style-name="T54">n: </text:span><text:span text:style-name="T55">Mény, Yves; Surel, Yves (Hrsg.): </text:span><text:span text:style-name="T54">Democracies and the Populist Challenge</text:span><text:span text:style-name="T53">,</text:span><text:span text:style-name="T54"> Basingstoke, </text:span><text:span text:style-name="T55">p.</text:span><text:span text:style-name="T54"> 214-233.</text:span></text:p>
        </text:list-item>
        <text:list-item>
          <text:p text:style-name="P4"><text:span text:style-name="T54">OWCZAREK, Dominik (2017): The Roots of Populism in Poland: Unsustainable Growth and Cultural Backlash, in: Woertz, Eckart: Populism in Europe: From Symptom to Alternative?, CIDOB Report n°1, Barcelona, p. </text:span><text:span text:style-name="T57">39-43.</text:span></text:p>
        </text:list-item>
        <text:list-item>
          <text:p text:style-name="P20"><text:span text:style-name="T17">http</text:span><text:span text:style-name="T16">://</text:span><text:span text:style-name="T17">appsso</text:span><text:span text:style-name="T16">.</text:span><text:span text:style-name="T17">eurostat</text:span><text:span text:style-name="T16">.</text:span><text:span text:style-name="T17">ec</text:span><text:span text:style-name="T16">.</text:span><text:span text:style-name="T17">europa</text:span><text:span text:style-name="T16">.</text:span><text:span text:style-name="T17">eu</text:span><text:span text:style-name="T16">/</text:span><text:span text:style-name="T17">nui</text:span><text:span text:style-name="T16">/</text:span><text:span text:style-name="T17">submitViewTsbleAction</text:span><text:span text:style-name="T16">.</text:span><text:span text:style-name="T17">d</text:span><text:span text:style-name="T16">o</text:span><text:span text:style-name="T51"> </text:span><text:span text:style-name="T52">(last access 17.06.17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Source Sans Pro Semibold" svg:font-family="'Source Sans Pro Semibold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rnetverknüpfung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ufzählungszeichen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idnightblue1_7e_LT_7e_Gliederung_20_1" style:display-name="Midnightblue1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idnightblue2_7e_LT_7e_Gliederung_20_1" style:display-name="Midnightblue2~LT~Gliederung 1" style:family="paragraph" style:default-outline-level="">
      <style:paragraph-properties fo:margin-left="0cm" fo:margin-right="0cm" fo:margin-top="0cm" fo:margin-bottom="0.309cm" loext:contextual-spacing="false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fo:margin-left="0cm" fo:margin-right="0cm" fo:margin-top="0cm" fo:margin-bottom="0.4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fo:margin-left="0cm" fo:margin-right="0cm" fo:margin-top="0cm" fo:margin-bottom="0.3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fo:margin-left="0cm" fo:margin-right="0cm" fo:margin-top="0cm" fo:margin-bottom="0.199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fo:margin-left="0cm" fo:margin-right="0cm" fo:margin-top="0cm" fo:margin-bottom="0.101cm" loext:contextual-spacing="false" fo:text-align="start" style:justify-single-word="false" fo:text-indent="0cm" style:auto-text-indent="false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IPA Pゴシック" style:font-family-asian="'IPA Pゴシック'" style:font-family-generic-asian="system" style:font-pitch-asian="variable" style:font-size-asian="16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IPA Pゴシック" style:font-family-asian="'IPA Pゴシック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7:20:36.272000000</meta:creation-date>
    <dc:date>2017-06-17T23:34:37.783000000</dc:date>
    <meta:editing-duration>PT2H38M17S</meta:editing-duration>
    <meta:editing-cycles>2</meta:editing-cycles>
    <meta:generator>LibreOffice/5.3.2.2$Windows_x86 LibreOffice_project/6cd4f1ef626f15116896b1d8e1398b56da0d0ee1</meta:generator>
    <meta:document-statistic meta:table-count="0" meta:image-count="0" meta:object-count="0" meta:page-count="3" meta:paragraph-count="97" meta:word-count="1100" meta:character-count="7053" meta:non-whitespace-character-count="6123"/>
  </office:meta>
</office:document-meta>
</file>